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4.616cm" svg:y="0.551cm">
            <draw:object draw:notify-on-update-of-ranges="Лист1.A2:Лист1.A17 Лист1.B2:Лист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616cm" svg:y="10.937cm">
            <draw:object draw:notify-on-update-of-ranges="Лист1.A25:Лист1.A40 Лист1.B25:Лист1.B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5:28:36.304050152</meta:creation-date>
    <dc:date>2020-11-03T17:28:47.699187937</dc:date>
    <meta:editing-duration>PT1H19M10S</meta:editing-duration>
    <meta:editing-cycles>1</meta:editing-cycles>
    <meta:document-statistic meta:table-count="1" meta:cell-count="64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Лист1.A2:Лист1.B17" svg:x="0.32cm" svg:y="0.18cm" svg:width="12.912cm" svg:height="8.64cm">
          <chartooo:coordinate-region svg:x="1.127cm" svg:y="0.379cm" svg:width="11.7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7" chart:class="chart:scatter">
            <chart:domain table:cell-range-address="Лист1.A2:Лист1.A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:Лист1.A17</svg:desc>
                </draw:g>
              </table:table-cell>
              <table:table-cell office:value-type="float" office:value="5">
                <text:p>5</text:p>
                <draw:g>
                  <svg:desc>Лист1.B2:Лист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2cm" svg:y="4.201cm" style:legend-expansion="high" chart:style-name="ch2"/>
        <chart:plot-area chart:style-name="ch3" table:cell-range-address="Лист1.A25:Лист1.B40" svg:x="0.32cm" svg:y="0.18cm" svg:width="12.912cm" svg:height="8.64cm">
          <chartooo:coordinate-region svg:x="1.127cm" svg:y="0.379cm" svg:width="11.7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5:Лист1.B40" chart:class="chart:scatter">
            <chart:domain table:cell-range-address="Лист1.A25:Лист1.A40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25:Лист1.A40</svg:desc>
                </draw:g>
              </table:table-cell>
              <table:table-cell office:value-type="float" office:value="0">
                <text:p>0</text:p>
                <draw:g>
                  <svg:desc>Лист1.B25:Лист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